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0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6.032cm" svg:height="11.809cm" svg:x="1.4cm" svg:y="3.685cm" presentation:class="subtitle" presentation:user-transformed="true">
          <draw:text-box>
            <text:p>What is a Restful API <text:tab/></text:p>
            <text:p>From Traversy Media, Feb 20, 2017</text:p>
            <text:p>Rest and RestFul Services Demystified</text:p>
            <text:p>The TechCave Augutrst 5, 2017</text:p>
            <text:p>What is URI, URL and URN </text:p>
            <text:p>TechCase May 10, 2016<text:line-break/>Rest Inteview Questions </text:p>
            <text:p>By Programming : Apr 12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Restful API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API – contract provided by one piece of software to another</text:span></text:p>
                <text:list>
                  <text:list-item>
                    <text:p><text:span text:style-name="T1">Structured Request and Structure Response</text:span></text:p>
                  </text:list-item>
                </text:list>
              </text:list-item>
              <text:list-item>
                <text:p><text:span text:style-name="T1">What is Rest </text:span></text:p>
                <text:list>
                  <text:list-item>
                    <text:p><text:span text:style-name="T1">Architectural style for designing networked applications</text:span></text:p>
                  </text:list-item>
                  <text:list-item>
                    <text:p><text:span text:style-name="T1">Relies on a stateless, client server protocol always use HTTP</text:span></text:p>
                  </text:list-item>
                  <text:list-item>
                    <text:p><text:span text:style-name="T1">treats objects on the server side as resource ( create, read, update,d delete )</text:span></text:p>
                  </text:list-item>
                </text:list>
              </text:list-item>
              <text:list-item>
                <text:p><text:span text:style-name="T1">HTTPS Methods</text:span></text:p>
                <text:list>
                  <text:list-item>
                    <text:p><text:span text:style-name="T1">Get, Post, Put, delete, ( Others head ( return head tag data ) , Options, Patch</text:span></text:p>
                  </text:list-item>
                </text:list>
              </text:list-item>
              <text:list-item>
                <text:p><text:span text:style-name="T1">Endpoint Examples</text:span></text:p>
                <text:list>
                  <text:list-item>
                    <text:p><text:span text:style-name="T1">Get</text:span><text:span text:style-name="T1"><text:tab/></text:span><text:span text:style-name="T1">: </text:span><text:span text:style-name="T1"><text:a xlink:href="https://myside.com/api/users" xlink:type="simple">https://myside.com/api/users</text:a></text:span><text:span text:style-name="T1">, </text:span><text:span text:style-name="T1"><text:tab/></text:span><text:span text:style-name="T1"><text:tab/></text:span><text:span text:style-name="T1">https://mysite.com/api/users/1</text:span><text:span text:style-name="T1"><text:tab/></text:span><text:span text:style-name="T1"><text:tab/></text:span><text:span text:style-name="T1"><text:a xlink:href="http://mysite.com/api/users/detail/1" xlink:type="simple">http://mysite.com/api/users/detail/1</text:a></text:span></text:p>
                  </text:list-item>
                </text:list>
              </text:list-item>
              <text:list-item>
                <text:p><text:span text:style-name="T1">Authentication</text:span></text:p>
                <text:list>
                  <text:list-item>
                    <text:p><text:span text:style-name="T1">OAUTH</text:span><text:span text:style-name="T1"><text:tab/></text:span><text:span text:style-name="T1"><text:tab/></text:span><text:span text:style-name="T1"><text:tab/></text:span><text:span text:style-name="T1">– Authorization Token</text:span></text:p>
                    <text:list>
                      <text:list-item>
                        <text:p><text:span text:style-name="T1">curl -H “Authorization: token OAUTH -TOKEN” </text:span><text:span text:style-name="T1"><text:a xlink:href="https://api.github.com/" xlink:type="simple">https://api.github.com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uthenticate storing the information in the header</text:span></text:p>
                      </text:list-item>
                      <text:list-item>
                        <text:p><text:span text:style-name="T1">curl ‘</text:span><text:span text:style-name="T1"><text:a xlink:href="https://apia.github.com/?access_token=OAUTH-TOKEN" xlink:type="simple">https://apia.github.com/?access_token=OAUTH-TOKEN</text:a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Send the token into API</text:span></text:p>
                      </text:list-item>
                      <text:list-item>
                        <text:p><text:span text:style-name="T1">curl ‘https:?/api.github.com/users/whatever?client_id=xxxx&amp;client_secret=yyyy’ </text:span><text:span text:style-name="T1"><text:tab/></text:span><text:span text:style-name="T1"><text:tab/></text:span><text:span text:style-name="T1">// query parameters generated client 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re Not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 the description when you see a colon it is a placeholder for a specific imag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t and Restful Servi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PI </text:span></text:p>
                <text:list>
                  <text:list-item>
                    <text:p><text:span text:style-name="T1">Let software components talk to each other</text:span></text:p>
                  </text:list-item>
                </text:list>
              </text:list-item>
              <text:list-item>
                <text:p><text:span text:style-name="T1">Web Service are a set of rules and technologies that enable two or more components on the web to talk to each other</text:span></text:p>
              </text:list-item>
              <text:list-item>
                <text:p><text:span text:style-name="T1">In General not every api is a web service and every rest api is a REST Web Service</text:span></text:p>
              </text:list-item>
              <text:list-item>
                <text:p><text:span text:style-name="T1">A Rest API follows the Rules of the Rest API Application</text:span></text:p>
                <text:list>
                  <text:list-item>
                    <text:p><text:span text:style-name="T1">How does HTTP relate to REST – Rest is a way to implement and use the HTTP Protocol</text:span></text:p>
                  </text:list-item>
                </text:list>
              </text:list-item>
              <text:list-item>
                <text:p><text:span text:style-name="T1">Question every api should answer</text:span></text:p>
                <text:list>
                  <text:list-item>
                    <text:p><text:span text:style-name="T1">How can the client tell the service provider which operation it wants to perform ( Mehtod Information )</text:span></text:p>
                    <text:list>
                      <text:list-item>
                        <text:p><text:span text:style-name="T1">Method information should be in the verb</text:span></text:p>
                      </text:list-item>
                    </text:list>
                  </text:list-item>
                  <text:list-item>
                    <text:p><text:span text:style-name="T1">How can the client tell the service provider what data to operate on ( Scoping Information )</text:span></text:p>
                    <text:list>
                      <text:list-item>
                        <text:p><text:span text:style-name="T1">What data should be acces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RL, URI, URN 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URI – Uniform Resource Identifier</text:span></text:p>
                <text:list>
                  <text:list-item>
                    <text:p><text:span text:style-name="T1">Used to identify a resource on the internet either by location or by name or both</text:span></text:p>
                  </text:list-item>
                  <text:list-item>
                    <text:p><text:span text:style-name="T1">does not give the specific protocol or directory path , </text:span></text:p>
                  </text:list-item>
                </text:list>
              </text:list-item>
              <text:list-item>
                <text:p><text:span text:style-name="T1">URL – Uniform Resource Locator</text:span></text:p>
                <text:list>
                  <text:list-item>
                    <text:p><text:span text:style-name="T1">It refers to just an address</text:span></text:p>
                  </text:list-item>
                  <text:list-item>
                    <text:p><text:span text:style-name="T1">Mainly used to locate resources</text:span></text:p>
                  </text:list-item>
                  <text:list-item>
                    <text:p><text:span text:style-name="T1">Need only two components Protocol, Domain</text:span></text:p>
                  </text:list-item>
                  <text:list-item>
                    <text:p><text:span text:style-name="T1">All URL are URI , but not all URIs are URL</text:span></text:p>
                  </text:list-item>
                </text:list>
              </text:list-item>
              <text:list-item>
                <text:p><text:span text:style-name="T1">URN – Uniform Resource Name</text:span></text:p>
                <text:list>
                  <text:list-item>
                    <text:p><text:span text:style-name="T1">2 or more resources can have the same <text:s/>name so it ineffective to have the URN to locate resource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urn: isbn: 0-333-2</text:span></text:p>
                  </text:list-item>
                  <text:list-item>
                    <text:p><text:span text:style-name="T1">urn: isbn: 0-333-2</text:span></text:p>
                  </text:list-item>
                  <text:list-item>
                    <text:p><text:span text:style-name="T1">file://host/dir/guide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at is webservice </text:span></text:p>
                <text:list>
                  <text:list-item>
                    <text:p><text:span text:style-name="T1">A system that works over network to support interopable client-server communication or interaction</text:span></text:p>
                  </text:list-item>
                </text:list>
              </text:list-item>
              <text:list-item>
                <text:p><text:span text:style-name="T1">Difference between webservice and api</text:span></text:p>
                <text:list>
                  <text:list-item>
                    <text:p><text:span text:style-name="T1">An api does not work over the network</text:span></text:p>
                  </text:list-item>
                </text:list>
              </text:list-item>
              <text:list-item>
                <text:p><text:span text:style-name="T1">Is Rest and Web Server</text:span></text:p>
                <text:list>
                  <text:list-item>
                    <text:p><text:span text:style-name="T1">No, it is an architectural design</text:span></text:p>
                  </text:list-item>
                  <text:list-item>
                    <text:p><text:span text:style-name="T1">Restful Web Service –</text:span></text:p>
                  </text:list-item>
                </text:list>
              </text:list-item>
              <text:list-item>
                <text:p><text:span text:style-name="T1">What are the protocols Restful Webservice <text:s/></text:span></text:p>
                <text:list>
                  <text:list-item>
                    <text:p><text:span text:style-name="T1">HTTP</text:span></text:p>
                  </text:list-item>
                </text:list>
              </text:list-item>
              <text:list-item>
                <text:p><text:span text:style-name="T1">Why Rest Webservice is stateless </text:span></text:p>
                <text:list>
                  <text:list-item>
                    <text:p><text:span text:style-name="T1">HTTP Protocol is stateless</text:span></text:p>
                  </text:list-item>
                  <text:list-item>
                    <text:p><text:span text:style-name="T1">Stateless does not store the state of the client</text:span></text:p>
                  </text:list-item>
                </text:list>
              </text:list-item>
              <text:list-item>
                <text:p><text:span text:style-name="T1">HTTP Verbs GET, POST, PUT, DELETE, PATCH, HEAD, OPTIONS, TRACE, CONN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erview Question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n you post instead of query parameters</text:span></text:p>
                <text:list>
                  <text:list-item>
                    <text:p><text:span text:style-name="T1">Yes</text:span></text:p>
                  </text:list-item>
                  <text:list-item>
                    <text:p><text:span text:style-name="T1">If the request pay fro retrieval consist of multiple value <text:s/>you can use POST instead of sending them as params in a get</text:span></text:p>
                  </text:list-item>
                </text:list>
              </text:list-item>
              <text:list-item>
                <text:p><text:span text:style-name="T1">Sending a request in JSON how does the server know the JSON Format</text:span></text:p>
                <text:list>
                  <text:list-item>
                    <text:p><text:span text:style-name="T1">Content Type is application/json</text:span></text:p>
                  </text:list-item>
                  <text:list-item>
                    <text:p><text:span text:style-name="T1">Accept application/json</text:span></text:p>
                  </text:list-item>
                </text:list>
              </text:list-item>
              <text:list-item>
                <text:p><text:span text:style-name="T1">Difference between Soap and Rest</text:span></text:p>
                <text:list>
                  <text:list-item>
                    <text:p><text:span text:style-name="T1">Soap is a standard protocol and Rest is an Architectural Style</text:span></text:p>
                  </text:list-item>
                  <text:list-item>
                    <text:p><text:span text:style-name="T1">Soap supports XML while REST supports Json, XML, YAML, HTML, Plain Text, Multiplart File</text:span></text:p>
                  </text:list-item>
                  <text:list-item>
                    <text:p><text:span text:style-name="T1">Soap works on https, ftp, SMTP, UDP only, but REST using HTTP only</text:span></text:p>
                  </text:list-item>
                  <text:list-item>
                    <text:p><text:span text:style-name="T1">Soap is high security, strict message format and REST is leighweight, easily scalacble, butter performance</text:span></text:p>
                  </text:list-item>
                  <text:list-item>
                    <text:p><text:span text:style-name="T1">Common Examples : Payment, gateway, telecom, <text:s/>Rest Common use : card System, Power Consumption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view Question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igh Level selection of JSON</text:span></text:p>
                <text:list>
                  <text:list-item>
                    <text:p><text:span text:style-name="T1">Content Type XML ( Soap ), Lightweight Resource ( Json, XML, file)</text:span></text:p>
                  </text:list-item>
                  <text:list-item>
                    <text:p><text:span text:style-name="T1">Protocol FTP,SMTP,UDP, Rest (HTTP)</text:span></text:p>
                  </text:list-item>
                  <text:list-item>
                    <text:p><text:span text:style-name="T1">Payload Type Lightweight (Rest), Strict format like XML (Soap)</text:span></text:p>
                  </text:list-item>
                </text:list>
              </text:list-item>
              <text:list-item>
                <text:p><text:span text:style-name="T1">415 – Unsupported media Type</text:span></text:p>
                <text:list>
                  <text:list-item>
                    <text:p><text:span text:style-name="T1">Request Media Type does not match supported media type</text:span></text:p>
                  </text:list-item>
                  <text:list-item>
                    <text:p><text:span text:style-name="T1">Payload format/type is incorrec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10T12:16:35.638015710</meta:creation-date>
    <dc:date>2022-10-12T14:10:18.350818148</dc:date>
    <meta:editing-duration>PT22M28S</meta:editing-duration>
    <meta:editing-cycles>3</meta:editing-cycles>
    <meta:generator>LibreOffice/6.3.4.2$MacOSX_X86_64 LibreOffice_project/60da17e045e08f1793c57c00ba83cdfce946d0aa</meta:generator>
    <meta:document-statistic meta:object-count="53"/>
  </office:meta>
</office:document-meta>
</file>